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0.05pt solid #000000"/>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
      <style:text-properties style:font-name="Liberation Serif" fo:font-size="12pt" officeooo:rsid="00210bb4" officeooo:paragraph-rsid="0003facc" style:font-size-asian="12pt" style:font-size-complex="12pt"/>
    </style:style>
    <style:style style:name="P9" style:family="paragraph" style:parent-style-name="sub_20_judul_20_A.1">
      <style:text-properties style:font-name="Liberation Serif" fo:font-size="12pt" officeooo:rsid="0022ddef" officeooo:paragraph-rsid="0003facc" style:font-size-asian="12pt" style:font-size-complex="12pt"/>
    </style:style>
    <style:style style:name="P10"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1" style:family="paragraph" style:parent-style-name="sub_20_judul_20_isi">
      <style:text-properties style:font-name="Liberation Serif" fo:font-size="12pt" officeooo:paragraph-rsid="0003facc" style:font-size-asian="12pt" style:font-size-complex="12pt"/>
    </style:style>
    <style:style style:name="P12" style:family="paragraph" style:parent-style-name="penelitian_20_sebelum_20_nya">
      <style:text-properties officeooo:paragraph-rsid="0003facc"/>
    </style:style>
    <style:style style:name="P13" style:family="paragraph" style:parent-style-name="penelitian_20_sebelum_20_nya">
      <style:text-properties fo:color="#000000" fo:language="id" fo:country="ID" fo:font-style="normal" fo:font-weight="normal" officeooo:rsid="003d74f6" officeooo:paragraph-rsid="0003facc" style:font-name-asian="Times New Roman" style:language-asian="id" style:country-asian="ID" style:font-style-asian="normal" style:font-weight-asian="normal" style:font-name-complex="Times New Roman" style:font-style-complex="normal" style:font-weight-complex="normal"/>
    </style:style>
    <style:style style:name="P14" style:family="paragraph" style:parent-style-name="sub_20_judul_20_A.1_20_isi">
      <style:text-properties style:font-name="Liberation Serif" fo:font-size="12pt" officeooo:rsid="0022ddef" officeooo:paragraph-rsid="0003facc" style:font-size-asian="12pt" style:font-size-complex="12pt"/>
    </style:style>
    <style:style style:name="P15" style:family="paragraph" style:parent-style-name="sub_20_judul_20_A.1_20_isi">
      <style:text-properties style:font-name="Liberation Serif" fo:font-size="12pt" officeooo:paragraph-rsid="0003facc" style:font-size-asian="12pt" style:font-size-complex="12pt"/>
    </style:style>
    <style:style style:name="P16"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7" style:family="paragraph" style:parent-style-name="sub_20_judul_20_A.1_20_isi">
      <style:text-properties officeooo:paragraph-rsid="0003facc"/>
    </style:style>
    <style:style style:name="P18"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19"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20" style:family="paragraph" style:parent-style-name="sub_20_judul_20_isi" style:list-style-name="L3">
      <style:text-properties style:font-name="Liberation Serif" fo:font-size="12pt" officeooo:rsid="000e8c0e" officeooo:paragraph-rsid="000e8c0e" style:font-size-asian="12pt" style:font-size-complex="12pt"/>
    </style:style>
    <style:style style:name="P21" style:family="paragraph" style:parent-style-name="sub_20_judul_20_isi" style:list-style-name="L4">
      <style:text-properties style:font-name="Liberation Serif" fo:font-size="12pt" officeooo:rsid="00106396" officeooo:paragraph-rsid="00106396" style:font-size-asian="12pt" style:font-size-complex="12pt"/>
    </style:style>
    <style:style style:name="P22" style:family="paragraph" style:parent-style-name="sub_20_judul_20_isi" style:list-style-name="L4">
      <style:text-properties style:font-name="Liberation Serif" fo:font-size="12pt" officeooo:rsid="00087a13" officeooo:paragraph-rsid="000e8c0e" style:font-size-asian="12pt" style:font-size-complex="12pt"/>
    </style:style>
    <style:style style:name="P23" style:family="paragraph" style:parent-style-name="sub_20_judul_20_isi">
      <style:paragraph-properties fo:line-height="150%"/>
      <style:text-properties style:font-name="Liberation Serif" fo:font-size="12pt" officeooo:paragraph-rsid="0003facc" style:font-size-asian="12pt" style:font-size-complex="12pt"/>
    </style:style>
    <style:style style:name="P24" style:family="paragraph" style:parent-style-name="sub_20_judul_20_A.1_20_isi">
      <style:text-properties officeooo:paragraph-rsid="001a1b00"/>
    </style:style>
    <style:style style:name="P25" style:family="paragraph" style:parent-style-name="sub_20_judul_20_A.1_20_isi">
      <style:text-properties officeooo:paragraph-rsid="001b8b88"/>
    </style:style>
    <style:style style:name="P26" style:family="paragraph" style:parent-style-name="penelitian_20_sebelum_20_nya" style:list-style-name="L1">
      <style:text-properties officeooo:paragraph-rsid="0003facc"/>
    </style:style>
    <style:style style:name="P27" style:family="paragraph" style:parent-style-name="penelitian_20_sebelum_20_nya" style:list-style-name="L1">
      <style:text-properties officeooo:paragraph-rsid="000ae8f2"/>
    </style:style>
    <style:style style:name="P28" style:family="paragraph" style:parent-style-name="penelitian_20_sebelum_20_nya" style:list-style-name="L1">
      <style:text-properties style:font-name="Liberation Serif" fo:font-size="12pt" fo:language="id" fo:country="ID" fo:font-style="normal" fo:font-weight="normal" officeooo:paragraph-rsid="0003facc"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29" style:family="paragraph" style:parent-style-name="penelitian_20_sebelum_20_nya" style:list-style-name="L1">
      <style:text-properties style:font-name="Liberation Serif" fo:font-size="12pt" fo:font-style="normal" officeooo:paragraph-rsid="000ae8f2" style:font-size-asian="12pt" style:font-style-asian="normal" style:font-size-complex="12pt" style:font-style-complex="normal"/>
    </style:style>
    <style:style style:name="P30" style:family="paragraph" style:parent-style-name="penelitian_20_sebelum_20_nya" style:list-style-name="L1">
      <style:text-properties fo:font-style="normal" officeooo:paragraph-rsid="0003facc" style:font-style-asian="normal" style:font-style-complex="normal"/>
    </style:style>
    <style:style style:name="P31" style:family="paragraph" style:parent-style-name="penelitian_20_sebelum_20_nya" style:list-style-name="L1">
      <style:text-properties fo:color="#000000" style:font-name="Liberation Serif" fo:font-size="12pt" fo:language="id" fo:country="ID" fo:font-style="normal" fo:font-weight="normal" officeooo:rsid="003d74f6" officeooo:paragraph-rsid="000ae8f2"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32" style:family="paragraph" style:parent-style-name="sub_20_judul_20_isi_20_A" style:list-style-name="L2">
      <loext:graphic-properties draw:fill="none"/>
      <style:paragraph-properties fo:line-height="150%" fo:text-align="justify" style:justify-single-word="false" fo:background-color="transparent"/>
      <style:text-properties style:font-name="Liberation Serif" fo:font-size="12pt" officeooo:rsid="009d33e6" officeooo:paragraph-rsid="00087a13" style:font-size-asian="12pt" style:font-size-complex="12pt"/>
    </style:style>
    <style:style style:name="P33" style:family="paragraph" style:parent-style-name="sub_20_judul_20_isi_20_A" style:list-style-name="L2">
      <loext:graphic-properties draw:fill="none"/>
      <style:paragraph-properties fo:line-height="150%" fo:text-align="justify" style:justify-single-word="false" fo:background-color="transparent"/>
      <style:text-properties style:font-name="Liberation Serif" fo:font-size="12pt" fo:font-style="normal" officeooo:rsid="000d4981" officeooo:paragraph-rsid="00087a13" style:font-size-asian="12pt" style:font-style-asian="normal" style:font-size-complex="12pt" style:font-style-complex="normal"/>
    </style:style>
    <style:style style:name="P34" style:family="paragraph" style:parent-style-name="sub_20_judul_20_isi_20_A" style:list-style-name="L2" style:master-page-name="">
      <loext:graphic-properties draw:fill="none"/>
      <style:paragraph-properties fo:line-height="150%" fo:text-align="justify" style:justify-single-word="false" style:page-number="auto" fo:background-color="transparent"/>
      <style:text-properties style:font-name="Liberation Serif" fo:font-size="12pt" officeooo:rsid="000d4981" officeooo:paragraph-rsid="000d4981" style:font-size-asian="12pt" style:font-size-complex="12pt"/>
    </style:style>
    <style:style style:name="P35" style:family="paragraph">
      <loext:graphic-properties draw:fill-color="#ffffff"/>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officeooo:rsid="000d498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Liberation Serif" fo:font-size="12pt" fo:font-weight="normal" officeooo:rsid="00693cfe" style:font-size-asian="12pt" style:font-weight-asian="normal" style:font-size-complex="12pt" style:font-weight-complex="normal"/>
    </style:style>
    <style:style style:name="T15" style:family="text">
      <style:text-properties style:font-name="Liberation Serif" fo:font-size="12pt" fo:font-weight="normal" officeooo:rsid="0019a7c5" style:font-size-asian="12pt" style:font-weight-asian="normal" style:font-size-complex="12pt" style:font-weight-complex="normal"/>
    </style:style>
    <style:style style:name="T16" style:family="text">
      <style:text-properties style:font-name="Liberation Serif" fo:font-size="12pt" fo:font-weight="normal" officeooo:rsid="001a1b00" style:font-size-asian="12pt" style:font-weight-asian="normal" style:font-size-complex="12pt" style:font-weight-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64f17f" style:font-size-asian="12pt" style:font-size-complex="12pt"/>
    </style:style>
    <style:style style:name="T19"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20" style:family="text">
      <style:text-properties style:font-name="Liberation Serif" fo:font-size="12pt" fo:font-style="normal" style:font-size-asian="12pt" style:font-style-asian="normal" style:font-size-complex="12pt" style:font-style-complex="normal"/>
    </style:style>
    <style:style style:name="T21" style:family="text">
      <style:text-properties style:font-name="Liberation Serif" fo:font-size="12pt" fo:font-style="italic" style:font-size-asian="12pt" style:font-style-asian="italic" style:font-size-complex="12pt" style:font-style-complex="italic"/>
    </style:style>
    <style:style style:name="T2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officeooo:rsid="00693cfe"/>
    </style:style>
    <style:style style:name="T24" style:family="text">
      <style:text-properties fo:color="#000000" fo:language="id" fo:country="ID" fo:background-color="#ffffff" loext:char-shading-value="0" style:font-name-asian="Times New Roman" style:language-asian="id" style:country-asian="ID" style:font-name-complex="Times New Roman"/>
    </style:style>
    <style:style style:name="T25" style:family="text">
      <style:text-properties fo:color="#000000" fo:language="id" fo:country="ID" style:font-name-asian="Times New Roman" style:language-asian="id" style:country-asian="ID" style:font-name-complex="Times New Roman"/>
    </style:style>
    <style:style style:name="T26"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7"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8" style:family="text">
      <style:text-properties fo:color="#000000" fo:language="id" fo:country="ID" fo:font-weight="normal" officeooo:rsid="000d4981" style:font-name-asian="Times New Roman" style:language-asian="id" style:country-asian="ID" style:font-weight-asian="normal" style:font-name-complex="Times New Roman" style:font-weight-complex="normal"/>
    </style:style>
    <style:style style:name="T29"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30" style:family="text">
      <style:text-properties fo:color="#000000" fo:language="id" fo:country="ID" fo:font-style="normal" fo:font-weight="normal" style:font-name-asian="Times New Roman" style:language-asian="id" style:country-asian="ID" style:font-style-asian="normal" style:font-weight-asian="normal" style:font-name-complex="Times New Roman" style:font-style-complex="normal" style:font-weight-complex="normal"/>
    </style:style>
    <style:style style:name="T31" style:family="text">
      <style:text-properties fo:color="#000000" fo:language="id" fo:country="ID" fo:font-style="normal" fo:font-weight="normal" officeooo:rsid="003d74f6" style:font-name-asian="Times New Roman" style:language-asian="id" style:country-asian="ID" style:font-style-asian="normal" style:font-weight-asian="normal" style:font-name-complex="Times New Roman" style:font-style-complex="normal" style:font-weight-complex="normal"/>
    </style:style>
    <style:style style:name="T32"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3"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4" style:family="text">
      <style:text-properties fo:color="#000000" style:font-name="Liberation Serif" fo:font-size="12pt" fo:language="id" fo:country="ID" fo:font-style="normal" fo:font-weight="normal" officeooo:rsid="000c680b"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5"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36"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37"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39"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0"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1" style:family="text">
      <style:text-properties officeooo:rsid="00680f6b"/>
    </style:style>
    <style:style style:name="T42" style:family="text">
      <style:text-properties officeooo:rsid="0022ddef"/>
    </style:style>
    <style:style style:name="T43" style:family="text">
      <style:text-properties officeooo:rsid="006501f0"/>
    </style:style>
    <style:style style:name="T44" style:family="text">
      <style:text-properties officeooo:rsid="00251249"/>
    </style:style>
    <style:style style:name="T45" style:family="text">
      <style:text-properties officeooo:rsid="00258408"/>
    </style:style>
    <style:style style:name="T46" style:family="text">
      <style:text-properties officeooo:rsid="005ae2a8"/>
    </style:style>
    <style:style style:name="T47" style:family="text">
      <style:text-properties fo:font-style="normal" style:font-style-asian="normal" style:font-style-complex="normal"/>
    </style:style>
    <style:style style:name="T48" style:family="text">
      <style:text-properties fo:font-style="normal" officeooo:rsid="000d4981" style:font-style-asian="normal" style:font-style-complex="normal"/>
    </style:style>
    <style:style style:name="T49" style:family="text">
      <style:text-properties officeooo:rsid="000c680b"/>
    </style:style>
    <style:style style:name="T50" style:family="text">
      <style:text-properties officeooo:rsid="000d4981"/>
    </style:style>
    <style:style style:name="T51" style:family="text">
      <style:text-properties officeooo:rsid="000e8c0e"/>
    </style:style>
    <style:style style:name="T52" style:family="text">
      <style:text-properties officeooo:rsid="00121287"/>
    </style:style>
    <style:style style:name="T53" style:family="text">
      <style:text-properties officeooo:rsid="001d02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0.903cm" fo:min-width="1.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0.903cm" fo:min-width="1.5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BAB II</text:h>
      <text:h text:style-name="P19" text:outline-level="1">DESKRIPSI TEORITIK DAN KERANGKA BERPIKIR</text:h>
      <text:p text:style-name="P4"/>
      <text:p text:style-name="P5"><text:span text:style-name="T4">A. </text:span><text:span text:style-name="T3">Deskripsi Teoritik </text:span></text:p>
      <text:p text:style-name="P8">A.1 GNU</text:p>
      <text:p text:style-name="P15"><text:span text:style-name="T1"><text:tab/></text:span><text:span text:style-name="T5">GNU adalah suatu sistem operasi komputer yang sepenuhnya terdiri dari perangkat-perangkat lunak bebas. Namanya merupakan akronim berulang untuk </text:span><text:span text:style-name="T11">GNU's Not UNIX</text:span><text:span text:style-name="T5"> (GNU bukanlah UNIX); nama itu dipilih karena rancangannya mirip Unix, tetapi berbeda dari UNIX, GNU tidak mengandung kode-kode UNIX.Pengembangan GNU dimulakan oleh Richard Stallman dan merupakan fokus asli</text:span><text:span text:style-name="T11"> Free Software Foundation (FSF).</text:span></text:p>
      <text:p text:style-name="P16"><text:tab/>GNU dikembangkan oleh Proyek GNU, dan program-program yang dirilis di bawah bantuan proyek bernama <text:span text:style-name="T47">paket-paket</text:span><text:span text:style-name="T6"> </text:span><text:span text:style-name="T47">GNU</text:span> atau <text:span text:style-name="T47">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6"><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pan text:style-name="T7">typesetting TeX</text:span>. Banyak program GNU juga telah diportasi ke beberapa sistem operasi lain, misalnya Microsoft Windows, varian BSD, Sun Solaris, dan Mac OS.</text:p>
      <text:p text:style-name="P16"><text:tab/>Lisensi Publik Umum <text:span text:style-name="T47">GNU (GPL)</text:span><text:span text:style-name="T7">,</text:span> <text:span text:style-name="T7">LGPL,</text:span> dan <text:span text:style-name="T7">Lisensi </text:span><text:span text:style-name="T47">Dokumentasi Bebas</text:span><text:span text:style-name="T7"> GNU (GFDL) </text:span>ditulis untuk GNU, tetapi juga dipakai oleh banyak proyek yang tidak bersangkutan.</text:p>
      <text:p text:style-name="P24"><text:soft-page-break/><text:span text:style-name="T14"><text:tab/>Menurut (</text:span>Richard Stallman:<text:span text:style-name="T23">2016) </text:span><text:span text:style-name="T13">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2">file</text:span><text:span text:style-name="T13"> ini langsung dari proyek GNU dan baru-baru ini, silakan periksa untuk versi yang lebih baru. Anda bisa mendapatkan Standar Pengkodean GNU dari server web GNU di berbagai format, termasuk sumber </text:span><text:span text:style-name="T22">Texinfo</text:span><text:span text:style-name="T13">, PDF, HTML, DVI, teks biasa, dan lebih lanjut, di: </text:span><text:a xlink:type="simple" xlink:href="http://www.gnu.org/prep/standards/" text:style-name="Internet_20_link" text:visited-style-name="Visited_20_Internet_20_Link"><text:span text:style-name="T13">http://www.gnu.org/prep/standards/</text:span></text:a><text:span text:style-name="T13"> </text:span><text:span text:style-name="T15">di akses pada tanggal 20 april 2018 pukul 23:21 WIB</text:span><text:span text:style-name="T13">.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2">web</text:span><text:span text:style-name="T13">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3">http://savannah.gnu.org/projects/gnustandards</text:span></text:a><text:span text:style-name="T13"> </text:span><text:span text:style-name="T15">di akses pada tanggal 20 april 2018 pukul 23:20 WIB</text:span><text:span text:style-name="T13">.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text:span><text:soft-page-break/><text:span text:style-name="T13">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3">http://www.gnu.org/software/hello/hello.html</text:span></text:a><text:span text:style-name="T13"> </text:span><text:span text:style-name="T15">di akses pada tanggal 20 april 2018 pukul 23:</text:span><text:span text:style-name="T16">35</text:span><text:span text:style-name="T15"> WIB</text:span><text:span text:style-name="T13">. Rilis Standar Pengkodean GNU ini terakhir diperbaharui 25 Juli 2016.</text:span></text:p>
      <text:p text:style-name="P16"/>
      <text:p text:style-name="P8">A.2 Linux</text:p>
      <text:p text:style-name="P15"><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1">"Linux"</text:span> berasal dari nama kernelnya <text:span text:style-name="T7">(kernel Linux),</text:span> yang diperkenalkan tahun 1991 oleh Linus Torvalds. Sistemnya, peralatan sistem dan pustakanya umumnya berasal dari <text:s/>sistem operasi GNU, yang diumumkan tahun 1983 oleh Richard Stallman. Kontribusi GNU adalah dasar dari munculnya nama alternatif GNU/Linux.</text:p>
      <text:p text:style-name="P25"><text:span text:style-name="T41"><text:tab/>Menurut (Litayem Nabil, dkk, 2011:2)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text:soft-page-break/>dukungan. Varian Linux real-time sebenarnya berhasil digunakan dalam berbagai aplikasi . Karena meningkatkan popularitas Linux di bidang <text:span text:style-name="T7">embedded system</text:span>, banyak upaya yang dihabiskan dan diusulkan untuk mengubah Linux kernel menjadi solusi <text:span text:style-name="T7">real-time</text:span>. Karya-karya ini menghasilkan beberapa <text:span text:style-name="T7">implementasi</text:span> Linux <text:span text:style-name="T7">real-time</text:span>.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text:span text:style-name="T7">real-time</text:span>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text:span text:style-name="T7">Hardware-in-the-Loop</text:span>, berdasarkan model rekayasa dan simulasi waktu nyata. Di Tabel I, kita menyajikan beberapa penelitian banyak sumber terbuka yang tersedia Implementasi Linux.</text:p>
      <text:p text:style-name="P15"><text:tab/>Perbedaan Sistem Operasi Linux dan Sistem Operasi Lainnya. 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walaupun dikembangkan dalam bentuk kolaborasi, sering dirilis secara <text:soft-page-break/>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5"><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Hat Linux 7.1 menemukan bahwa distro perangkat lunak tersebut terdiri <text:soft-page-break/>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Kernel linux itu sendiri terdiri atas 2,4 juta baris kode, atau sekitar 8% dari total keseluruhan.</text:p>
      <text:p text:style-name="P15"><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5"/>
      <text:p text:style-name="P8">A.3 Remaster</text:p>
      <text:p text:style-name="P15"><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text:span text:style-name="T53">m</text:span>e<text:span text:style-name="T49">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5"><text:tab/>Yono A.K.A. Putra Linuz Blora (2011:21) <text:span text:style-name="T7">Tool</text:span> yang digunakan untuk membackup data bahkan memungkinkan untuk <text:span text:style-name="T7">cloning</text:span> dari <text:span text:style-name="T7">system</text:span> <text:span text:style-name="T7">operasi</text:span> dan seluruh aplikasi yang <text:span text:style-name="T7">terinstall</text:span> di komputer kita. Selain itu juga digunakan untuk remaster distro linux<text:span text:style-name="T25">.</text:span></text:p>
      <text:p text:style-name="P15"><text:soft-page-break/><text:span text:style-name="T25"><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9">v</text:span>irus Biologis pada bidan medis dan penggunaan istilah <text:span text:style-name="T49">v</text:span>irus Komputer pada industri <text:span text:style-name="T7">software</text:span>. </text:p>
      <text:p text:style-name="P15"><text:tab/>Hasil dari iso <text:span text:style-name="T7">file</text:span>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2">system</text:span>, dapat <text:span text:style-name="T7">diinstal</text:span> secara sendiri setelah instalation selesai.</text:p>
      <text:p text:style-name="P15"/>
      <text:p text:style-name="P8">A.4 <text:span text:style-name="T42">UCK</text:span></text:p>
      <text:p text:style-name="P17"><text:span text:style-name="T17"><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7"> </text:span></text:a><text:span text:style-name="T17">secara </text:span><text:span text:style-name="T21">default</text:span><text:span text:style-name="T17"> telah disertakan dalam distribusi Ubunt</text:span><text:span text:style-name="T18">u</text:span><text:span text:style-name="T17">.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7"><text:tab/><text:span text:style-name="T25">Wahyu Agung (2010:12) </text:span>UCK merupakan kumpulan script yang dibuat untuk memodifikasi ISO image Ubuntu dan turunan nya, secara mudah UCK bisa disebut juga sebagai otomatisasi dari tools-tools <text:span text:style-name="T47">(squash,mkisofs,dkk)</text:span> remaster yang biasanya digunakan untuk memodifikasi Ubuntu image secara manual.</text:p>
      <text:p text:style-name="P17"><text:tab/>Nabil LITAYEM <text:span text:style-name="T43">(2011:4) </text:span>Ada banyak solusi remastering dari berbagai distribusi Linux. DVD live / installable kami didasarkan pada Ubuntu karena OS ini telah mendapatkan tempat yang berkembang di berbagai area aplikasi. Solusi remastering yang paling dikenal adalah <text:soft-page-break/>seperti <text:span text:style-name="T7">Remastersys, Kit Kustomisasi Ubuntu, Rekonstruktor, Pembangun,</text:span> <text:span text:style-name="T7">ulc-livecd-editor</text:span> dan <text:span text:style-name="T12">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7"/>
      <text:p text:style-name="P9">A.5 Xubuntu</text:p>
      <text:p text:style-name="P17">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5"><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7">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5">Contoh cara penghematan daya komputasi yang dilakukan Xubuntu adalah dengan mengganti aplikasi pengolah kata <text:span text:style-name="T7">OpenOffice.org</text:span> writer dengan <text:soft-page-break/><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5"/>
      <text:p text:style-name="P9">A.6 <text:span text:style-name="T44">Desktop Environment</text:span></text:p>
      <text:p text:style-name="P15"><text:tab/>Pada komputer, sebuah <text:span text:style-name="T1">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pan text:style-name="T6">command line interface</text:span>) (CLI) yang saat ini umumnya digunakan terbatas oleh para pakar komputer. </text:p>
      <text:p text:style-name="P15">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9">A.7 <text:s/><text:span text:style-name="T45">Xfce</text:span></text:p>
      <text:p text:style-name="P15"><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5"><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5"><text:tab/>Ia terdiri dari komponen-komponen yang terpisah yang secara bersama menyediakan fungsi desktop sepenuhnya, namun komponen-<text:soft-page-break/>komponen tersebut juga dapat dipilih dalam subset untuk membuat lingkungan kerja yang disesuaikan dengan kebutuhan pengguna. Xfce terutama digunakan karena kemampuannya untuk menjalankan desktop modern pada perangkat keras yang relatif sederhana.</text:p>
      <text:p text:style-name="P15"><text:tab/>Xfce berbasis perangkat bantu GTK+ 2 (sama seperti GNOME). Ia menggunakan window manager Xfwm, yang dijelaskan di bawah ini. Konfigurasinya sepenuhnya digerakkan melalui tetikus (mouse), dan <text:span text:style-name="T7">file</text:span>-<text:span text:style-name="T7">file</text:span> konfigurasi disembunyikan dari pengguna biasa.</text:p>
      <text:p text:style-name="P15"><text:tab/>Xfce mula-mula mirip dengan CDE yang komersial, tetapi dengan pengembangan setiap versi barunya menjadi semakin berbeda. <text:span text:style-name="T42">Olivier Fourdan memulai proyek ini pada tahun 1996. Nama "</text:span><text:span text:style-name="T8">Xfce"</text:span><text:span text:style-name="T42"> awalnya singkatan dari </text:span><text:span text:style-name="T8">"XForms Common Environment"</text:span><text:span text:style-name="T42"> (lingkungan desktop umum berbasis perangkat bantu Xform), tetapi kini Xfce telah ditulis ulang dua kali dan tidak lagi menggunakan perangkat bantu tersebut. Namanya tetap dipakai, namun tidak lagi dengan huruf kapital </text:span><text:span text:style-name="T8">"XFCE",</text:span><text:span text:style-name="T42"> tetapi sebagai </text:span><text:span text:style-name="T8">"Xfce"</text:span><text:span text:style-name="T42">. Para pengembangnya menyatakan bahwa nama tersebut bukanlah singkatan.</text:span></text:p>
      <text:p text:style-name="P14"/>
      <text:p text:style-name="P7">B. Penelitian Sebelumnya</text:p>
      <text:p text:style-name="P11"><text:tab/>Mengidentifikasi metode yang pernah dilakukan atau pun penelitian yang mengembangkan penelitian sebelumnya, mengetahui orang lain yang memiliki spesialisasi serta penelitian sebelumnya. Beberapa literature review tersebut antara lain :</text:p>
      <text:list xml:id="list1922493326" text:style-name="L1">
        <text:list-item>
          <text:list>
            <text:list-item>
              <text:p text:style-name="P26"><text:span text:style-name="T32">Penelitian Yang Dilakukan Oleh Tommi Albert Surbakti</text:span><text:span text:style-name="T35"> Dari </text:span><text:a xlink:type="simple" xlink:href="http://elib.unikom.ac.id/gdl.php?mod=browse&amp;node=0" text:style-name="Internet_20_link" text:visited-style-name="Visited_20_Internet_20_Link"><text:span text:style-name="T37">S1-Final Project</text:span></text:a><text:span text:style-name="T35"> <text:s/></text:span><text:span text:style-name="T36">Unikom Bandung</text:span><text:span text:style-name="T32"> </text:span><text:span text:style-name="T35">Yang Berjudul </text:span><text:span text:style-name="T38">“</text:span><text:span text:style-name="T39">remastering Sistem Operasi Berbasis Linux”. </text:span><text:span text:style-name="T32">linux mulai banyak digunakan oleh masyarakat baik oleh pengembang perangkat lunak (developer) ataupun pengguna biasa. kebutuhan </text:span><text:span text:style-name="T34">a</text:span><text:span text:style-name="T32">kan sistem </text:span><text:span text:style-name="T34">o</text:span><text:span text:style-name="T32">perasi </text:span><text:span text:style-name="T34">l</text:span><text:span text:style-name="T32">inux </text:span><text:span text:style-name="T34">y</text:span><text:span text:style-name="T32">ang </text:span><text:span text:style-name="T34">m</text:span><text:span text:style-name="T32">udah </text:span><text:span text:style-name="T34">u</text:span><text:span text:style-name="T32">ntuk digunakan dan memiliki antarmuka yang </text:span><text:span text:style-name="T39">user friendly</text:span><text:span text:style-name="T32"> mendorong banyak orang melakukan remastering linux, remastering adalah proses mengubah linux dari versi linux yang sudah ada, baik menambah maupun menguran</text:span><text:span text:style-name="T19">gi aplikasi. </text:span></text:p>
              <text:p text:style-name="P28"><text:soft-page-break/></text:p>
            </text:list-item>
            <text:list-item>
              <text:p text:style-name="P30"><text:span text:style-name="T26">Penelitian Yang Dilakukan </text:span><text:span text:style-name="T27">Oleh Rahmat Purwoko, “</text:span><text:span text:style-name="T29">Rancang Bangun Distro Linux Server Monitoring</text:span><text:span text:style-name="T27"> pada </text:span><text:span text:style-name="T29">Sistem Monitoring photovoltaic”</text:span><text:span text:style-name="T27">. Photovoltaic merupakan salah satu Renewable Energy yang mulai diteliti pemanfaatannya. Sistem monitoring untuk photovoltaic di Universitas Indonesia secara realtime sudah diteliti sebelumnya. </text:span><text:span text:style-name="T29">System</text:span><text:span text:style-name="T27"> tersebut dibuat dengan </text:span><text:span text:style-name="T29">platform system</text:span><text:span text:style-name="T27"> operasi </text:span><text:span text:style-name="T29">komersial</text:span><text:span text:style-name="T27"> dan </text:span><text:span text:style-name="T29">system</text:span><text:span text:style-name="T27"> komunikasi yang digunakan adalah</text:span><text:span text:style-name="T29"> system serial</text:span><text:span text:style-name="T27"> (RS232). Agar </text:span><text:span text:style-name="T29">monitoring</text:span><text:span text:style-name="T27"> dapat diakses dari jaringan baik </text:span><text:span text:style-name="T29">local</text:span><text:span text:style-name="T27">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9">software-software Open Source</text:span><text:span text:style-name="T27"> serta dikemas dalam suatu distro Linux </text:span><text:span text:style-name="T29">server</text:span><text:span text:style-name="T27">. Dengan lisensi </text:span><text:span text:style-name="T29">GPL (GNU Public License),</text:span><text:span text:style-name="T27"> diharapkan distro ini dapat digunakan pada </text:span><text:span text:style-name="T29">instalasi</text:span><text:span text:style-name="T27"> sis</text:span><text:span text:style-name="T28">t</text:span><text:span text:style-name="T27">em photovoltaic tanpa harus mengunakan banyak biaya.</text:span></text:p>
            </text:list-item>
          </text:list>
        </text:list-item>
      </text:list>
      <text:p text:style-name="P13"/>
      <text:list xml:id="list91346776421300" text:continue-numbering="true" text:style-name="L1">
        <text:list-item>
          <text:list>
            <text:list-item>
              <text:p text:style-name="P27"><text:span text:style-name="T33">Penelitian Yang Dilakukan Oleh Yudhistira, Ferico “</text:span><text:span text:style-name="Emphasis"><text:span text:style-name="T40">Remaster Distro Linux Ubuntu 10.04 Lts</text:span></text:span><text:span text:style-name="Emphasis"><text:span text:style-name="T33"> Menggunakan </text:span></text:span><text:span text:style-name="Emphasis"><text:span text:style-name="T40">Remastersys”</text:span></text:span><text:span text:style-name="Emphasis"><text:span text:style-name="T33">.</text:span></text:span><text:span text:style-name="T33"> Other Thesis, University of Muhammadiyah Malang. Linux mulai banyak digunakan oleh masyarakat baik oleh pengembang perangkat lunak (</text:span><text:span text:style-name="T40">developer</text:span><text:span text:style-name="T33">) ataupun pengguna biasa. Kebutuhan akan sistem operasi linux yang mudah untuk digunakan dan memiliki antarmuka yang </text:span><text:span text:style-name="T40">user friendly</text:span><text:span text:style-name="T33">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40">software</text:span><text:span text:style-name="T33"> bebas atau gratis. Pada 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text:span><text:soft-page-break/><text:span text:style-name="T40">download source code</text:span><text:span text:style-name="T33">, </text:span><text:span text:style-name="T40">instalasi</text:span><text:span text:style-name="T33"> sistem operasi, proses modifikasi (remastering) dan mengubah hasil remastering menjadi </text:span><text:span text:style-name="T40">file</text:span><text:span text:style-name="T33"> ISO sehingga bisa di install. Dengan adanya distro hasil remastering ini, penulis berharap semakin banyak pengguna yang menggunakan Linux sehingga dapat menghindari pembajakan </text:span><text:span text:style-name="T40">software</text:span><text:span text:style-name="T33">.</text:span></text:p>
              <text:p text:style-name="P31"/>
            </text:list-item>
            <text:list-item>
              <text:p text:style-name="P27"><text:span text:style-name="T33">Penelitian Yang Dilakukan Oleh Hapsari, Faradillah (2012) “</text:span><text:span text:style-name="Emphasis"><text:span text:style-name="T40">Rancang Bangun Distro Linux Untuk Pendidikan Anak-Anak Usia Dini” (4-5 Tahun)</text:span></text:span><text:span text:style-name="Emphasis"><text:span text:style-name="T33"> (Studi Kasus Di Tk Aba Iv Lawang).</text:span></text:span><text:span text:style-name="T33"> Other thesis, University of Muhammadiyah Malang. </text:span><text:span text:style-name="T20">Linux Distro adalah proyek yang bertujuan untuk mengelola koleksi perangkat lunak berbasis linux dan memfasilitasi instalasi dari sistem operasi Linux. Linux adalah sebuah </text:span><text:span text:style-name="T21">opensource,</text:span><text:span text:style-name="T20"> sehingga akan lebih mudah dikembangkan sesuai kebutuhan pengembang mereka. Salah satu metode pengembangan Linux Distro yang sering digunakan adalah metode Remaster. Remaster tidak membuat Linux Distro dari nol, tetapi membongkar dan mengubah sistem </text:span><text:span text:style-name="T21">file</text:span><text:span text:style-name="T20"> disediakan oleh master penginstal yang ada dalam </text:span><text:span text:style-name="T21">file</text:span><text:span text:style-name="T20"> ISO. Linux installer master yang akan dikuasai ulang adalah </text:span><text:span text:style-name="T21">host</text:span><text:span text:style-name="T20"> linux distro, sehingga kernel menyediakan distro linux dari remaster juga sesuai versi Kernel yang dibuat di distro linux </text:span><text:span text:style-name="T21">host</text:span><text:span text:style-name="T20">-nya. Pada tugas akhir ini dibuat sistem operasi Linux berbasis distro Linux versi Ubuntu 10.10 sebagai distro linux </text:span><text:span text:style-name="T21">host</text:span><text:span text:style-name="T20">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1">Fase</text:span><text:span text:style-name="T20"> pertama untuk mengubah paket, pustaka, alat, dan aplikasi yang dibutuhkan. Selanjutnya, proses remaster kedua yang bertujuan mengubah tampilan sistem operasi sesuai dengan anak-anak. Dengan dua fase remaster, akan menciptakan distro linux yang menarik, sederhana, mudah, dan edukatif.</text:span></text:p>
              <text:p text:style-name="P29"/>
            </text:list-item>
            <text:list-item>
              <text:p text:style-name="P27"><text:soft-page-break/><text:span text:style-name="T30">Penelitian Yang Dilakukan </text:span><text:span text:style-name="T31">Oleh </text:span>Laru Saji Asmara, “<text:span text:style-name="T7">Pembuatan Distro Linux Linarta (linux Surakarta) Sebagai Upaya Peningkatan Ketertarikan Masyarakat Surakarta</text:span>” Pada Sistem Operasi Linux <text:span text:style-name="T46">Dari Tugas Akhir Universitas Muhammadiyah Surakarta. Penelitian ini dilakukan dengan tahapan tahapan seperti pemilihan distro linux, pengumpulan peralatan pendukung, pengumpulan konten kota Surakarta, proses </text:span><text:span text:style-name="T9">remastering</text:span><text:span text:style-name="T46">, pembuatan </text:span><text:span text:style-name="T9">file</text:span><text:span text:style-name="T46"> .iso, pengujian </text:span><text:span text:style-name="T9">file</text:span><text:span text:style-name="T46"> .iso yang baru pada pc/laptop, analisa </text:span><text:span text:style-name="T9">file</text:span><text:span text:style-name="T46"> .iso , dan pembagian CD linarta dan </text:span><text:span text:style-name="T9">kuisioner</text:span><text:span text:style-name="T46"> pada responden. <text:s/>Selain itu dilakukan juga editing terhadap tampilan background standard, tampilan </text:span><text:span text:style-name="T9">usplash</text:span><text:span text:style-name="T46">, tampilan </text:span><text:span text:style-name="T9">booting</text:span><text:span text:style-name="T46">, dan </text:span><text:span text:style-name="T9">background</text:span><text:span text:style-name="T46"> pada </text:span><text:span text:style-name="T9">progress</text:span><text:span text:style-name="T46"> bar atau </text:span><text:span text:style-name="T9">loading screen</text:span><text:span text:style-name="T46">. Tahapan tersebut harus terpenuhi sebagai syarat terbentuknya distro baru sesuai keinginan kita.</text:span></text:p>
            </text:list-item>
          </text:list>
        </text:list-item>
      </text:list>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oft-page-break/>C. Kerangka Berpikir</text:p>
      <table:table table:name="Table1" table:style-name="Table1">
        <table:table-column table:style-name="Table1.A"/>
        <table:table-row>
          <table:table-cell table:style-name="Table1.A1" office:value-type="string">
            <text:p text:style-name="P11">Permasalahan :</text:p>
            <text:list xml:id="list511490389" text:style-name="L2">
              <text:list-item>
                <text:p text:style-name="P34">Distro-distro berbasis <text:span text:style-name="T51">linux</text:span> kurang efisien.</text:p>
              </text:list-item>
              <text:list-item>
                <text:p text:style-name="P32"><text:span text:style-name="T50">Penggunaan sistem operasi berbasis </text:span><text:span text:style-name="T10">Open Source </text:span><text:span text:style-name="T48">kurang maksimal karena belum ada distro berbasis mahasiswa.</text:span></text:p>
                <text:p text:style-name="P33"><draw:custom-shape text:anchor-type="paragraph" draw:z-index="0" draw:name="Shape1" draw:style-name="gr1" draw:text-style-name="P35" svg:width="1.819cm" svg:height="1.805cm" draw:transform="rotate (-1.57498511699968) translate (8.02569444444445cm 0.164041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able:table-cell>
        </table:table-row>
      </table:table>
      <text:p text:style-name="P7"/>
      <table:table table:name="Table2" table:style-name="Table2">
        <table:table-column table:style-name="Table2.A"/>
        <table:table-row>
          <table:table-cell table:style-name="Table2.A1" office:value-type="string">
            <text:p text:style-name="P11">Teori :</text:p>
            <text:list xml:id="list2385304903" text:style-name="L3">
              <text:list-item>
                <text:p text:style-name="P20">Remaster adalah sebuah teknik untuk melakukan modifikasi pada sistem operasi berbasis linux. </text:p>
              </text:list-item>
              <text:list-item>
                <text:p text:style-name="P20"><draw:custom-shape text:anchor-type="paragraph" draw:z-index="1" draw:name="Shape1" draw:style-name="gr2" draw:text-style-name="P35" svg:width="1.724cm" svg:height="1.805cm" draw:transform="rotate (-1.57498511699968) translate (7.97983333333333cm 1.298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odifikasi dapat dilakukan untuk melakukan perubahan program standar yang ada di dalam sistem operasi,</text:p>
              </text:list-item>
            </text:list>
          </table:table-cell>
        </table:table-row>
      </table:table>
      <text:p text:style-name="P6"/>
      <table:table table:name="Table3" table:style-name="Table3">
        <table:table-column table:style-name="Table3.A"/>
        <table:table-row>
          <table:table-cell table:style-name="Table3.A1" office:value-type="string">
            <text:p text:style-name="P11">Solusi :</text:p>
            <text:list xml:id="list1741002919" text:style-name="L4">
              <text:list-item>
                <text:p text:style-name="P21">Dengan remaster dapat membuat distro <text:span text:style-name="T52">linux</text:span> yang lebih efisien.</text:p>
              </text:list-item>
              <text:list-item>
                <text:p text:style-name="P22">Dengan melakukan remaster dan memodifikasi sistem operasi berbasis linux dengan kebutuhan mahasiswa.</text:p>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6-26T09:13:44.995011907</dc:date>
    <meta:editing-duration>PT54M26S</meta:editing-duration>
    <meta:editing-cycles>22</meta:editing-cycles>
    <meta:generator>LibreOffice/6.0.3.2$Linux_X86_64 LibreOffice_project/00m0$Build-2</meta:generator>
    <meta:print-date>2018-06-05T07:45:37.675926318</meta:print-date>
    <meta:document-statistic meta:table-count="3" meta:image-count="0" meta:object-count="0" meta:page-count="14" meta:paragraph-count="56" meta:word-count="3345" meta:character-count="25002" meta:non-whitespace-character-count="21683"/>
  </office:meta>
</office:document-meta>
</file>